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ultDTO.setSuccess( int succ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DTO.getModu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DTO.ResultDTO( 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ultDTO.ResultDT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DTO.buildSuccess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xujin_int.test_for_xuj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ultDTO.setErrorMsg( String error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DTO.buildSuccessResult( 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DTO.setModule( T modu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DTO.getErrorMs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DTO.isSuc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DTO.getError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DTO.toJson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DTO.setErrorCode( String error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